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99cm" table:align="margins" style:writing-mode="lr-tb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b3b3b3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E1" style:family="table-cell">
      <style:table-cell-properties fo:background-color="#b3b3b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style:font-size-asian="22pt" style:font-size-complex="22pt"/>
    </style:style>
    <style:style style:name="P3" style:family="paragraph" style:parent-style-name="Standard">
      <style:text-properties style:font-name="Arial1" fo:font-size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 style:font-size-complex="22pt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text-underline-style="solid" style:text-underline-width="auto" style:text-underline-color="font-color"/>
    </style:style>
    <style:style style:name="P11" style:family="paragraph" style:parent-style-name="Table_20_Contents">
      <style:text-properties style:font-name="Arial1" fo:font-size="22pt" style:font-size-asian="22pt" style:font-size-complex="22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style:font-name="Arial1"/>
    </style:style>
    <style:style style:name="P15" style:family="paragraph" style:parent-style-name="Text_20_body">
      <style:paragraph-properties fo:text-align="start" style:justify-single-word="false"/>
      <style:text-properties style:text-line-through-style="none" style:font-name="Arial1" style:text-underline-style="none" style:text-blinking="false"/>
    </style:style>
    <style:style style:name="P16" style:family="paragraph" style:parent-style-name="PSPAC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PSPACE">
      <style:paragraph-properties fo:text-align="center" style:justify-single-word="false"/>
      <style:text-properties style:font-name="Arial1" fo:font-size="14pt" style:text-underline-style="solid" style:text-underline-width="auto" style:text-underline-color="font-color"/>
    </style:style>
    <style:style style:name="P18" style:family="paragraph" style:parent-style-name="Text_20_body" style:master-page-name="First_20_Page">
      <style:paragraph-properties style:page-number="auto"/>
      <style:text-properties style:font-name="Arial1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4pt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1523464" text:id="ct351523464">
          <text:insertion>
            <office:change-info>
              <dc:creator>Auteur inconnu</dc:creator>
              <dc:date>2017-04-26T11:16:00</dc:date>
            </office:change-info>
          </text:insertion>
        </text:changed-region>
        <text:changed-region xml:id="ct351478328" text:id="ct35147832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51489352" text:id="ct35148935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51517016" text:id="ct35151701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51517432" text:id="ct351517432">
          <text:insertion>
            <office:change-info>
              <dc:creator>Auteur inconnu</dc:creator>
              <dc:date>2017-03-14T10:16:00</dc:date>
            </office:change-info>
          </text:insertion>
        </text:changed-region>
        <text:changed-region xml:id="ct351481032" text:id="ct351481032">
          <text:insertion>
            <office:change-info>
              <dc:creator>Auteur inconnu</dc:creator>
              <dc:date>2017-03-14T10:23:00</dc:date>
            </office:change-info>
          </text:insertion>
        </text:changed-region>
        <text:changed-region xml:id="ct351497360" text:id="ct351497360">
          <text:insertion>
            <office:change-info>
              <dc:creator>Auteur inconnu</dc:creator>
              <dc:date>2012-04-04T14:22:00</dc:date>
            </office:change-info>
          </text:insertion>
        </text:changed-region>
        <text:changed-region xml:id="ct351501936" text:id="ct351501936">
          <text:insertion>
            <office:change-info>
              <dc:creator>Auteur inconnu</dc:creator>
              <dc:date>2012-04-04T14:23:00</dc:date>
            </office:change-info>
          </text:insertion>
        </text:changed-region>
        <text:changed-region xml:id="ct351523256" text:id="ct351523256">
          <text:insertion>
            <office:change-info>
              <dc:creator>Auteur inconnu</dc:creator>
              <dc:date>2012-04-04T15:37:00</dc:date>
            </office:change-info>
          </text:insertion>
        </text:changed-region>
        <text:changed-region xml:id="ct351523984" text:id="ct351523984">
          <text:insertion>
            <office:change-info>
              <dc:creator>Auteur inconnu</dc:creator>
              <dc:date>2012-04-04T14:24:00</dc:date>
            </office:change-info>
          </text:insertion>
        </text:changed-region>
        <text:changed-region xml:id="ct351503600" text:id="ct351503600">
          <text:insertion>
            <office:change-info>
              <dc:creator>Auteur inconnu</dc:creator>
              <dc:date>2012-04-04T12:39:00</dc:date>
            </office:change-info>
          </text:insertion>
        </text:changed-region>
        <text:changed-region xml:id="ct351531368" text:id="ct351531368">
          <text:insertion>
            <office:change-info>
              <dc:creator>Auteur inconnu</dc:creator>
              <dc:date>2012-04-04T16:37:00</dc:date>
            </office:change-info>
          </text:insertion>
        </text:changed-region>
        <text:changed-region xml:id="ct351488728" text:id="ct351488728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51494552" text:id="ct351494552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51487168" text:id="ct351487168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51523880" text:id="ct351523880">
          <text:insertion>
            <office:change-info>
              <dc:creator>Auteur inconnu</dc:creator>
              <dc:date>2012-04-04T16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Séance du Collège Communal</text:p>
          </table:table-cell>
        </table:table-row>
        <table:table-row>
          <table:table-cell table:style-name="Tableau4.A1" office:value-type="string">
            <text:p text:style-name="P7"><text:change-start text:change-id="ct351523464"/>self.adapted().getDisplayableName()<text:change-end text:change-id="ct351523464"/></text:p>
          </table:table-cell>
        </table:table-row>
        <table:table-row>
          <table:table-cell table:style-name="Tableau4.A1" office:value-type="string">
            <text:p text:style-name="P7">Liste des points</text:p>
          </table:table-cell>
        </table:table-row>
        <table:table-row>
          <table:table-cell table:style-name="Tableau4.A1" office:value-type="string">
            <text:p text:style-name="P11"/>
          </table:table-cell>
        </table:table-row>
        <table:table-row>
          <table:table-cell table:style-name="Tableau4.A1" office:value-type="string">
            <text:p text:style-name="P5">Lieu : <text:change-start text:change-id="ct351478328"/>self.getPlace()<text:change-end text:change-id="ct351478328"/></text:p>
          </table:table-cell>
        </table:table-row>
      </table:table>
      <text:p text:style-name="Standard"/>
      <text:p text:style-name="P8">Ouverture de la séance à <text:change-start text:change-id="ct351489352"/>self.getStartDate()<text:change-end text:change-id="ct351489352"/></text:p>
      <text:p text:style-name="P9"/>
      <text:p text:style-name="P9">Clôture de la séance à <text:change-start text:change-id="ct351517016"/>self.getEndDate()<text:change-end text:change-id="ct351517016"/></text:p>
      <text:p text:style-name="P14"/>
      <text:p text:style-name="P15"/>
      <text:p text:style-name="P10">Présents :</text:p>
      <text:p text:style-name="assembly"><text:change-start text:change-id="ct351517432"/><office:annotation><dc:creator>Auteur inconnu</dc:creator><dc:date>2017-03-14T10:16:03.07</dc:date><text:p text:style-name="P19"><text:span text:style-name="T2">do text if self.getAssembly()</text:span></text:p><text:p text:style-name="P19"><text:span text:style-name="T2">from xhtml(self.getAssembly())</text:span></text:p></office:annotation><text:change-end text:change-id="ct351517432"/>Assembly</text:p>
      <text:p text:style-name="assembly"><text:change-start text:change-id="ct351481032"/><office:annotation><dc:creator>Auteur inconnu</dc:creator><dc:date>2017-03-14T10:23:13.07</dc:date><text:p><text:span text:style-name="T3">do text if not self.getAssembly()</text:span></text:p><text:p>from xhtml(self.adapted().reformAssembly(self.getStrikedAssembly(True)))</text:p></office:annotation><text:change-end text:change-id="ct351481032"/>Assembly</text:p>
      <text:p text:style-name="P13"/>
      <text:p text:style-name="P14"/>
      <text:p text:style-name="P14"/>
      <text:p text:style-name="P10">Observations :</text:p>
      <text:p text:style-name="P6"><text:span text:style-name="T1"><office:annotation><dc:date>2008-04-04T00:00:00.07</dc:date><text:p>do text</text:p><text:p>from xhtml(self.getObservations())</text:p></office:annotation></text:span><text:span text:style-name="T1">Observation</text:span></text:p>
      <text:p text:style-name="P17">Procès-verbal de base</text:p>
      <text:p text:style-name="P3"/>
      <text:section text:style-name="Sect1" text:name="Section2">
        <table:table table:name="Tableau1" table:style-name="Tableau1">
          <table:table-column table:style-name="Tableau1.A" table:number-columns-repeated="5"/>
          <table:table-row>
            <table:table-cell table:style-name="Tableau1.A1" office:value-type="string">
              <text:p text:style-name="P12">Titre</text:p>
            </table:table-cell>
            <table:table-cell table:style-name="Tableau1.A1" office:value-type="string">
              <text:p text:style-name="P12">Agent traitant</text:p>
            </table:table-cell>
            <table:table-cell table:style-name="Tableau1.A1" office:value-type="string">
              <text:p text:style-name="P12">Etat</text:p>
            </table:table-cell>
            <table:table-cell table:style-name="Tableau1.A1" office:value-type="string">
              <text:p text:style-name="P12">Catégorie</text:p>
            </table:table-cell>
            <table:table-cell table:style-name="Tableau1.E1" office:value-type="string">
              <text:p text:style-name="P12">Service</text:p>
            </table:table-cell>
          </table:table-row>
          <table:table-row>
            <table:table-cell table:style-name="Tableau1.A2" office:value-type="string">
              <text:p text:style-name="Table_20_Contents"><office:annotation><dc:creator>Auteur inconnu</dc:creator><dc:date>2012-04-04T14:25:50.07</dc:date><text:p text:style-name="P19"><text:span text:style-name="T2">do row for Item in self.getItemsInOrder()</text:span></text:p></office:annotation><text:change-start text:change-id="ct351497360"/>Item.Title()<text:change-end text:change-id="ct351497360"/></text:p>
            </table:table-cell>
            <table:table-cell table:style-name="Tableau1.A2" office:value-type="string">
              <text:p text:style-name="Table_20_Contents"><text:change-start text:change-id="ct351501936"/>Item.portal_membership.getMemberInfo(Item.getTreatUser())['fullname']<text:change-end text:change-id="ct351501936"/></text:p>
            </table:table-cell>
            <table:table-cell table:style-name="Tableau1.A2" office:value-type="string">
              <text:p text:style-name="Table_20_Contents"><text:change-start text:change-id="ct351523256"/>Item.utranslate(Item.queryState(),domain='plone')<text:change-end text:change-id="ct351523256"/></text:p>
            </table:table-cell>
            <table:table-cell table:style-name="Tableau1.A2" office:value-type="string">
              <text:p text:style-name="Table_20_Contents"><text:change-start text:change-id="ct351523984"/>Item.getCategory()<text:change-end text:change-id="ct351523984"/></text:p>
            </table:table-cell>
            <table:table-cell table:style-name="Tableau1.E2" office:value-type="string">
              <text:p text:style-name="Table_20_Contents"><text:change-start text:change-id="ct351503600"/>Item.getProposingGroup()<text:change-end text:change-id="ct351503600"/></text:p>
            </table:table-cell>
          </table:table-row>
        </table:table>
        <text:p text:style-name="Standard"/>
        <text:section text:style-name="Sect2" text:name="Sectionlate">
          <text:p text:style-name="P16"><text:span text:style-name="T1"><office:annotation><dc:creator>Auteur inconnu</dc:creator><dc:date>2012-04-04T15:52:03.08</dc:date><text:p text:style-name="P19"><text:span text:style-name="T2">do section if self.getRawLateItems()</text:span></text:p></office:annotation></text:span><text:span text:style-name="T1">Procès-verbal complementaire</text:span></text:p>
          <text:p text:style-name="P3"/>
          <table:table table:name="Tableau2" table:style-name="Tableau2">
            <table:table-column table:style-name="Tableau2.A" table:number-columns-repeated="5"/>
            <table:table-row>
              <table:table-cell table:style-name="Tableau2.A1" office:value-type="string">
                <text:p text:style-name="P12">Titre</text:p>
              </table:table-cell>
              <table:table-cell table:style-name="Tableau2.A1" office:value-type="string">
                <text:p text:style-name="P12">Agent traitant</text:p>
              </table:table-cell>
              <table:table-cell table:style-name="Tableau2.A1" office:value-type="string">
                <text:p text:style-name="P12">Etat</text:p>
              </table:table-cell>
              <table:table-cell table:style-name="Tableau2.A1" office:value-type="string">
                <text:p text:style-name="P12">Catégorie</text:p>
              </table:table-cell>
              <table:table-cell table:style-name="Tableau2.E1" office:value-type="string">
                <text:p text:style-name="P12">Service</text:p>
              </table:table-cell>
            </table:table-row>
            <table:table-row>
              <table:table-cell table:style-name="Tableau2.A2" office:value-type="string">
                <text:p text:style-name="Table_20_Contents"><text:change-start text:change-id="ct351531368"/>Item.Title()<text:change-end text:change-id="ct351531368"/><office:annotation><dc:creator>Auteur inconnu</dc:creator><dc:date>2012-04-04T14:25:50.08</dc:date><text:p text:style-name="P19"><text:span text:style-name="T2">do row for Item in self.getItemsInOrder(late=True)</text:span></text:p></office:annotation></text:p>
              </table:table-cell>
              <table:table-cell table:style-name="Tableau2.A2" office:value-type="string">
                <text:p text:style-name="Table_20_Contents"><text:change-start text:change-id="ct351488728"/>Item.portal_membership.getMemberInfo(Item.getTreatUser())['fullname']<text:change-end text:change-id="ct351488728"/></text:p>
              </table:table-cell>
              <table:table-cell table:style-name="Tableau2.A2" office:value-type="string">
                <text:p text:style-name="Table_20_Contents"><text:change-start text:change-id="ct351494552"/>Item.utranslate(Item.queryState(),domain='plone')<text:change-end text:change-id="ct351494552"/></text:p>
              </table:table-cell>
              <table:table-cell table:style-name="Tableau2.A2" office:value-type="string">
                <text:p text:style-name="Table_20_Contents"><text:change-start text:change-id="ct351487168"/>Item.getCategory()<text:change-end text:change-id="ct351487168"/></text:p>
              </table:table-cell>
              <table:table-cell table:style-name="Tableau2.E2" office:value-type="string">
                <text:p text:style-name="Table_20_Contents"><text:change-start text:change-id="ct351523880"/>Item.getProposingGroup()<text:change-end text:change-id="ct351523880"/></text:p>
              </table:table-cell>
            </table:table-row>
          </table:table>
          <text:p text:style-name="Standard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1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 style:nex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4-26T12:00:09.86</dc:date>
    <meta:print-date>2006-03-23T13:01:00</meta:print-date>
    <dc:language>fr-FR</dc:language>
    <meta:editing-cycles>173</meta:editing-cycles>
    <meta:editing-duration>P9DT18H14M39S</meta:editing-duration>
    <meta:document-statistic meta:table-count="3" meta:image-count="0" meta:object-count="0" meta:page-count="3" meta:paragraph-count="34" meta:word-count="64" meta:character-count="712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